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16-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30 de Abril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Contratación de Póliza de Fidelidad para Empleados Públicos, encargados de recepción y manejo de fondos o bienes públicos de la Contraloría del estado Monagas correspondiente al año 2014 con vigencia de un año ,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SEGUROS CARACAS DE LIBERTY MUTUAL, CA, RIF: J-00038923-3, por un monto de Bs. 5.733,55, ubicada en Los Palos Grandes, Av. Fracisco de Miranda Centro Parque Canaima, Torre Seguros Caracas NIVEL C-4,Al lado de Parque Cristal, CHACAO ESTADO MIRANDA
<text:line-break/>
<text:line-break/></text:p>
      <text:p text:style-name="P11"/>
      <text:p text:style-name="P5"><text:span text:style-name="T21">En Maturín, a los </text:span><text:span text:style-name="Fuente_20_de_20_párrafo_20_predeter."><text:span text:style-name="T17"><text:s/>cinco (05)</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May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